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Directives.RequestDirectives( Web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irectives.addDirective( String theName , String th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Directives.setAutoSession( String isAuto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Directives.setWrappedTest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irectives.setClass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irectives.setMethod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irectives.setService( ServiceEnumeration the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